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officeooo:paragraph-rsid="01679996"/>
    </style:style>
    <style:style style:name="P67" style:family="paragraph" style:parent-style-name="Standard">
      <style:paragraph-properties fo:text-align="justify" style:justify-single-word="false" style:writing-mode="lr-tb"/>
      <style:text-properties officeooo:paragraph-rsid="0179e3bd"/>
    </style:style>
    <style:style style:name="P68" style:family="paragraph" style:parent-style-name="Standard">
      <style:paragraph-properties fo:text-align="justify" style:justify-single-word="false" style:writing-mode="lr-tb"/>
      <style:text-properties officeooo:paragraph-rsid="01826a78"/>
    </style:style>
    <style:style style:name="P69" style:family="paragraph" style:parent-style-name="Standard">
      <style:paragraph-properties fo:text-align="justify" style:justify-single-word="false" style:writing-mode="lr-tb"/>
      <style:text-properties officeooo:paragraph-rsid="0183b8e5"/>
    </style:style>
    <style:style style:name="P70" style:family="paragraph" style:parent-style-name="Standard">
      <style:paragraph-properties fo:text-align="justify" style:justify-single-word="false" style:writing-mode="lr-tb"/>
      <style:text-properties officeooo:paragraph-rsid="01916819"/>
    </style:style>
    <style:style style:name="P71" style:family="paragraph" style:parent-style-name="Standard">
      <style:paragraph-properties fo:text-align="justify" style:justify-single-word="false" style:writing-mode="lr-tb"/>
      <style:text-properties officeooo:paragraph-rsid="019200b3"/>
    </style:style>
    <style:style style:name="P72" style:family="paragraph" style:parent-style-name="Standard">
      <style:paragraph-properties fo:text-align="justify" style:justify-single-word="false" style:writing-mode="lr-tb"/>
      <style:text-properties officeooo:paragraph-rsid="019bf61d"/>
    </style:style>
    <style:style style:name="P73" style:family="paragraph" style:parent-style-name="Standard">
      <style:paragraph-properties fo:text-align="justify" style:justify-single-word="false" style:writing-mode="lr-tb"/>
      <style:text-properties officeooo:paragraph-rsid="019d65b4"/>
    </style:style>
    <style:style style:name="P74" style:family="paragraph" style:parent-style-name="Standard">
      <style:paragraph-properties fo:text-align="justify" style:justify-single-word="false" style:writing-mode="lr-tb"/>
      <style:text-properties officeooo:paragraph-rsid="01a3ea5a"/>
    </style:style>
    <style:style style:name="P75" style:family="paragraph" style:parent-style-name="Standard">
      <style:paragraph-properties fo:text-align="justify" style:justify-single-word="false" style:writing-mode="lr-tb"/>
      <style:text-properties officeooo:paragraph-rsid="01aba578"/>
    </style:style>
    <style:style style:name="P76" style:family="paragraph" style:parent-style-name="Standard">
      <style:paragraph-properties fo:text-align="justify" style:justify-single-word="false" style:writing-mode="lr-tb"/>
      <style:text-properties officeooo:paragraph-rsid="01b57314"/>
    </style:style>
    <style:style style:name="P77" style:family="paragraph" style:parent-style-name="Standard">
      <style:paragraph-properties fo:text-align="justify" style:justify-single-word="false" style:writing-mode="lr-tb"/>
      <style:text-properties officeooo:paragraph-rsid="01c26461"/>
    </style:style>
    <style:style style:name="P78" style:family="paragraph" style:parent-style-name="Standard">
      <style:paragraph-properties fo:text-align="justify" style:justify-single-word="false" style:writing-mode="lr-tb"/>
      <style:text-properties officeooo:paragraph-rsid="01c3eeda"/>
    </style:style>
    <style:style style:name="P7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80" style:family="paragraph" style:parent-style-name="Text_20_body">
      <style:paragraph-properties fo:text-align="center" style:justify-single-word="false"/>
      <style:text-properties officeooo:paragraph-rsid="00182ee3"/>
    </style:style>
    <style:style style:name="P81" style:family="paragraph" style:parent-style-name="Text_20_body">
      <style:paragraph-properties fo:text-align="center" style:justify-single-word="false"/>
      <style:text-properties fo:color="#ff0000" loext:opacity="100%" fo:font-size="22pt" fo:font-weight="bold" officeooo:paragraph-rsid="00182ee3" style:font-size-asian="22pt" style:font-weight-asian="bold" style:font-size-complex="22pt" style:font-weight-complex="bold"/>
    </style:style>
    <style:style style:name="P82" style:family="paragraph" style:parent-style-name="Heading_20_1">
      <style:paragraph-properties fo:text-align="center" style:justify-single-word="false"/>
      <style:text-properties fo:font-size="66pt" officeooo:paragraph-rsid="0196be83" style:font-size-asian="66pt" style:font-size-complex="66pt"/>
    </style:style>
    <style:style style:name="P83" style:family="paragraph" style:parent-style-name="Heading_20_1">
      <style:paragraph-properties fo:text-align="center" style:justify-single-word="false"/>
      <style:text-properties fo:font-size="22pt" officeooo:paragraph-rsid="0196be83" style:font-size-asian="22pt" style:font-size-complex="22pt"/>
    </style:style>
    <style:style style:name="P84" style:family="paragraph" style:parent-style-name="Heading_20_1">
      <style:paragraph-properties fo:text-align="center" style:justify-single-word="false"/>
      <style:text-properties fo:color="#ff0000" loext:opacity="100%" officeooo:paragraph-rsid="00182ee3"/>
    </style:style>
    <style:style style:name="P85" style:family="paragraph" style:parent-style-name="Heading_20_1">
      <style:paragraph-properties fo:text-align="center" style:justify-single-word="false"/>
      <style:text-properties officeooo:paragraph-rsid="00182ee3"/>
    </style:style>
    <style:style style:name="P86" style:family="paragraph" style:parent-style-name="Heading_20_1" style:master-page-name="Content">
      <style:paragraph-properties fo:text-align="center" style:justify-single-word="false" style:page-number="auto"/>
      <style:text-properties officeooo:paragraph-rsid="0017088b"/>
    </style:style>
    <style:style style:name="P87" style:family="paragraph" style:parent-style-name="Heading_20_1">
      <style:paragraph-properties fo:text-align="center" style:justify-single-word="false" fo:break-before="page"/>
    </style:style>
    <style:style style:name="P88" style:family="paragraph" style:parent-style-name="Heading_20_1" style:list-style-name="">
      <style:paragraph-properties fo:text-align="center" style:justify-single-word="false"/>
    </style:style>
    <style:style style:name="P89" style:family="paragraph" style:parent-style-name="Heading_20_1">
      <style:paragraph-properties fo:text-align="justify" style:justify-single-word="false"/>
    </style:style>
    <style:style style:name="P90" style:family="paragraph" style:parent-style-name="Heading_20_2">
      <style:paragraph-properties fo:text-align="center" style:justify-single-word="false"/>
    </style:style>
    <style:style style:name="P91" style:family="paragraph" style:parent-style-name="Heading_20_2">
      <style:paragraph-properties fo:text-align="center" style:justify-single-word="false"/>
      <style:text-properties officeooo:paragraph-rsid="0017088b"/>
    </style:style>
    <style:style style:name="P92" style:family="paragraph" style:parent-style-name="Heading_20_2">
      <style:paragraph-properties fo:text-align="center" style:justify-single-word="false"/>
      <style:text-properties fo:font-size="16pt" officeooo:rsid="005c5c80" style:font-size-asian="16pt" style:font-size-complex="16pt"/>
    </style:style>
    <style:style style:name="P93" style:family="paragraph" style:parent-style-name="Heading_20_3">
      <style:paragraph-properties fo:text-align="center" style:justify-single-word="false"/>
      <style:text-properties fo:color="#ff0000" loext:opacity="100%"/>
    </style:style>
    <style:style style:name="P94" style:family="paragraph" style:parent-style-name="Heading_20_3">
      <style:paragraph-properties fo:text-align="justify" style:justify-single-word="false"/>
    </style:style>
    <style:style style:name="P95" style:family="paragraph" style:parent-style-name="Heading_20_3">
      <style:paragraph-properties fo:text-align="justify" style:justify-single-word="false"/>
      <style:text-properties officeooo:paragraph-rsid="002bf890"/>
    </style:style>
    <style:style style:name="P96" style:family="paragraph" style:parent-style-name="Heading_20_3">
      <style:paragraph-properties fo:text-align="center" style:justify-single-word="false"/>
    </style:style>
    <style:style style:name="P97" style:family="paragraph" style:parent-style-name="Heading_20_3">
      <style:paragraph-properties fo:text-align="center" style:justify-single-word="false"/>
      <style:text-properties officeooo:paragraph-rsid="005c5c80"/>
    </style:style>
    <style:style style:name="P98" style:family="paragraph" style:parent-style-name="Heading_20_4">
      <style:paragraph-properties fo:text-align="center" style:justify-single-word="false"/>
    </style:style>
    <style:style style:name="P99" style:family="paragraph" style:parent-style-name="Heading_20_4">
      <style:text-properties officeooo:paragraph-rsid="00cfb582"/>
    </style:style>
    <style:style style:name="P100" style:family="paragraph" style:parent-style-name="Standard">
      <style:paragraph-properties fo:text-align="justify" style:justify-single-word="false" style:writing-mode="lr-tb"/>
      <style:text-properties officeooo:paragraph-rsid="01c545f5"/>
    </style:style>
    <style:style style:name="P101" style:family="paragraph" style:parent-style-name="Standard">
      <style:paragraph-properties fo:text-align="justify" style:justify-single-word="false" style:writing-mode="lr-tb"/>
      <style:text-properties officeooo:paragraph-rsid="01c8f92c"/>
    </style:style>
    <style:style style:name="P102" style:family="paragraph" style:parent-style-name="Standard">
      <style:paragraph-properties fo:text-align="justify" style:justify-single-word="false" style:writing-mode="lr-tb"/>
      <style:text-properties officeooo:paragraph-rsid="01cac54a"/>
    </style:style>
    <style:style style:name="P103" style:family="paragraph" style:parent-style-name="Standard">
      <style:paragraph-properties fo:text-align="justify" style:justify-single-word="false" style:writing-mode="lr-tb"/>
      <style:text-properties officeooo:paragraph-rsid="01cfbc72"/>
    </style:style>
    <style:style style:name="P104" style:family="paragraph" style:parent-style-name="Standard">
      <style:paragraph-properties fo:text-align="justify" style:justify-single-word="false" style:writing-mode="lr-tb"/>
      <style:text-properties officeooo:paragraph-rsid="01d0fa99"/>
    </style:style>
    <style:style style:name="P105" style:family="paragraph" style:parent-style-name="Standard">
      <style:paragraph-properties fo:text-align="justify" style:justify-single-word="false" style:writing-mode="lr-tb"/>
      <style:text-properties officeooo:paragraph-rsid="01d5356e"/>
    </style:style>
    <style:style style:name="P106" style:family="paragraph" style:parent-style-name="Standard">
      <style:paragraph-properties fo:text-align="justify" style:justify-single-word="false" style:writing-mode="lr-tb"/>
      <style:text-properties officeooo:paragraph-rsid="01dbc09a"/>
    </style:style>
    <style:style style:name="P107" style:family="paragraph" style:parent-style-name="Standard">
      <style:paragraph-properties fo:text-align="justify" style:justify-single-word="false" style:writing-mode="lr-tb"/>
      <style:text-properties officeooo:paragraph-rsid="01dc833a"/>
    </style:style>
    <style:style style:name="P108" style:family="paragraph" style:parent-style-name="Standard">
      <style:paragraph-properties fo:text-align="justify" style:justify-single-word="false" style:writing-mode="lr-tb"/>
      <style:text-properties officeooo:paragraph-rsid="01de2477"/>
    </style:style>
    <style:style style:name="P109" style:family="paragraph" style:parent-style-name="Standard">
      <style:paragraph-properties fo:text-align="justify" style:justify-single-word="false" style:writing-mode="lr-tb"/>
      <style:text-properties officeooo:paragraph-rsid="01e0dab3"/>
    </style:style>
    <style:style style:name="P110" style:family="paragraph" style:parent-style-name="Standard">
      <style:paragraph-properties fo:text-align="justify" style:justify-single-word="false" style:writing-mode="lr-tb"/>
      <style:text-properties officeooo:paragraph-rsid="01e25d85"/>
    </style:style>
    <style:style style:name="P111" style:family="paragraph" style:parent-style-name="Standard">
      <style:paragraph-properties fo:text-align="justify" style:justify-single-word="false" style:writing-mode="lr-tb"/>
      <style:text-properties officeooo:paragraph-rsid="00cfb582"/>
    </style:style>
    <style:style style:name="P112" style:family="paragraph" style:parent-style-name="Standard">
      <style:paragraph-properties fo:text-align="justify" style:justify-single-word="false" style:writing-mode="lr-tb"/>
      <style:text-properties officeooo:paragraph-rsid="01e751ef"/>
    </style:style>
    <style:style style:name="P113" style:family="paragraph" style:parent-style-name="Standard">
      <style:paragraph-properties fo:text-align="justify" style:justify-single-word="false" style:writing-mode="lr-tb"/>
      <style:text-properties officeooo:paragraph-rsid="0017088b"/>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style>
    <style:style style:name="T12" style:family="text">
      <style:text-properties fo:language="zh" fo:country="CN" style:language-asian="zh" style:country-asian="CN"/>
    </style:style>
    <style:style style:name="T13" style:family="text">
      <style:text-properties officeooo:rsid="002b427b"/>
    </style:style>
    <style:style style:name="T14" style:family="text">
      <style:text-properties officeooo:rsid="0032e7df"/>
    </style:style>
    <style:style style:name="T15" style:family="text">
      <style:text-properties officeooo:rsid="003d2b53"/>
    </style:style>
    <style:style style:name="T16" style:family="text">
      <style:text-properties officeooo:rsid="0018a348"/>
    </style:style>
    <style:style style:name="T17" style:family="text">
      <style:text-properties officeooo:rsid="001d7f47"/>
    </style:style>
    <style:style style:name="T18" style:family="text">
      <style:text-properties officeooo:rsid="00247b96"/>
    </style:style>
    <style:style style:name="T19" style:family="text">
      <style:text-properties officeooo:rsid="002a8198"/>
    </style:style>
    <style:style style:name="T20" style:family="text">
      <style:text-properties fo:color="#ff0000" loext:opacity="100%"/>
    </style:style>
    <style:style style:name="T21" style:family="text">
      <style:text-properties fo:color="#ff0000" loext:opacity="100%" fo:font-weight="bold" style:font-weight-asian="bold" style:font-weight-complex="bold"/>
    </style:style>
    <style:style style:name="T22" style:family="text">
      <style:text-properties fo:color="#ff0000" loext:opacity="100%" fo:font-style="normal" fo:font-weight="bold" style:font-style-asian="normal" style:font-weight-asian="bold" style:font-style-complex="normal" style:font-weight-complex="bold"/>
    </style:style>
    <style:style style:name="T23" style:family="text">
      <style:text-properties officeooo:rsid="003da4d8"/>
    </style:style>
    <style:style style:name="T24" style:family="text">
      <style:text-properties officeooo:rsid="0041b2f3"/>
    </style:style>
    <style:style style:name="T25" style:family="text">
      <style:text-properties officeooo:rsid="00451c72"/>
    </style:style>
    <style:style style:name="T26" style:family="text">
      <style:text-properties officeooo:rsid="0045634e"/>
    </style:style>
    <style:style style:name="T27" style:family="text">
      <style:text-properties officeooo:rsid="0047343c"/>
    </style:style>
    <style:style style:name="T28" style:family="text">
      <style:text-properties officeooo:rsid="004810ed"/>
    </style:style>
    <style:style style:name="T29" style:family="text">
      <style:text-properties fo:color="#000000" loext:opacity="100%" style:text-underline-style="none"/>
    </style:style>
    <style:style style:name="T30" style:family="text">
      <style:text-properties fo:color="#000000" loext:opacity="100%" style:text-underline-style="none" officeooo:rsid="00d08efb"/>
    </style:style>
    <style:style style:name="T31" style:family="text">
      <style:text-properties fo:color="#000000" loext:opacity="100%" style:text-underline-style="solid" style:text-underline-width="auto" style:text-underline-color="font-color" fo:font-weight="normal" style:font-weight-asian="normal" style:font-weight-complex="normal"/>
    </style:style>
    <style:style style:name="T32" style:family="text">
      <style:text-properties officeooo:rsid="004c5afa"/>
    </style:style>
    <style:style style:name="T33" style:family="text">
      <style:text-properties officeooo:rsid="004fd689"/>
    </style:style>
    <style:style style:name="T34" style:family="text">
      <style:text-properties officeooo:rsid="005172a0"/>
    </style:style>
    <style:style style:name="T35" style:family="text">
      <style:text-properties officeooo:rsid="005626d2"/>
    </style:style>
    <style:style style:name="T36" style:family="text">
      <style:text-properties fo:font-size="10.5pt" fo:font-style="italic" style:font-name-asian="Liberation Serif" style:font-size-asian="10.5pt" style:font-style-asian="italic" style:font-size-complex="10.5pt" style:font-style-complex="italic"/>
    </style:style>
    <style:style style:name="T37" style:family="text">
      <style:text-properties fo:font-size="10.5pt" style:font-name-asian="Liberation Serif" style:font-size-asian="10.5pt" style:font-size-complex="10.5pt"/>
    </style:style>
    <style:style style:name="T38" style:family="text">
      <style:text-properties fo:font-size="10.5pt" style:font-name-asian="Noto Serif CJK SC" style:font-size-asian="10.5pt" style:font-size-complex="10.5pt"/>
    </style:style>
    <style:style style:name="T39" style:family="text">
      <style:text-properties style:font-name="Liberation Serif" fo:font-size="10.5pt" fo:font-style="italic"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1"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3"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4" style:family="text">
      <style:text-properties officeooo:rsid="005c5c80"/>
    </style:style>
    <style:style style:name="T45" style:family="text">
      <style:text-properties fo:font-weight="normal" style:font-weight-asian="normal" style:font-weight-complex="normal"/>
    </style:style>
    <style:style style:name="T46" style:family="text">
      <style:text-properties fo:font-weight="normal" officeooo:rsid="01d5356e"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05c5c80" style:font-weight-asian="bold" style:font-weight-complex="bold"/>
    </style:style>
    <style:style style:name="T49" style:family="text">
      <style:text-properties officeooo:rsid="005ecb2c"/>
    </style:style>
    <style:style style:name="T50" style:family="text">
      <style:text-properties officeooo:rsid="00633085"/>
    </style:style>
    <style:style style:name="T51" style:family="text">
      <style:text-properties officeooo:rsid="0069cd20"/>
    </style:style>
    <style:style style:name="T52" style:family="text">
      <style:text-properties officeooo:rsid="00761b78"/>
    </style:style>
    <style:style style:name="T53" style:family="text">
      <style:text-properties officeooo:rsid="007c7e41"/>
    </style:style>
    <style:style style:name="T54" style:family="text">
      <style:text-properties officeooo:rsid="007da9a8"/>
    </style:style>
    <style:style style:name="T55" style:family="text">
      <style:text-properties officeooo:rsid="0084665f"/>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8597e2"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officeooo:rsid="008a2d4a"/>
    </style:style>
    <style:style style:name="T61" style:family="text">
      <style:text-properties officeooo:rsid="0094a94a"/>
    </style:style>
    <style:style style:name="T62" style:family="text">
      <style:text-properties officeooo:rsid="0094f686"/>
    </style:style>
    <style:style style:name="T63" style:family="text">
      <style:text-properties officeooo:rsid="0095e257"/>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ab5740" style:font-weight-asian="normal" style:font-weight-complex="normal"/>
    </style:style>
    <style:style style:name="T68" style:family="text">
      <style:text-properties officeooo:rsid="00ade419"/>
    </style:style>
    <style:style style:name="T69" style:family="text">
      <style:text-properties officeooo:rsid="00b16c1b"/>
    </style:style>
    <style:style style:name="T70" style:family="text">
      <style:text-properties officeooo:rsid="00c9b7b7"/>
    </style:style>
    <style:style style:name="T71" style:family="text">
      <style:text-properties officeooo:rsid="00cfb582"/>
    </style:style>
    <style:style style:name="T72" style:family="text">
      <style:text-properties officeooo:rsid="00d08efb"/>
    </style:style>
    <style:style style:name="T73" style:family="text">
      <style:text-properties officeooo:rsid="00d128ae"/>
    </style:style>
    <style:style style:name="T74" style:family="text">
      <style:text-properties officeooo:rsid="00d5a2f9"/>
    </style:style>
    <style:style style:name="T75" style:family="text">
      <style:text-properties officeooo:rsid="00db41d4"/>
    </style:style>
    <style:style style:name="T76" style:family="text">
      <style:text-properties officeooo:rsid="00e8795b"/>
    </style:style>
    <style:style style:name="T77" style:family="text">
      <style:text-properties officeooo:rsid="00ea9142"/>
    </style:style>
    <style:style style:name="T78" style:family="text">
      <style:text-properties officeooo:rsid="00ebd3e2"/>
    </style:style>
    <style:style style:name="T79" style:family="text">
      <style:text-properties officeooo:rsid="00ed01d3"/>
    </style:style>
    <style:style style:name="T80" style:family="text">
      <style:text-properties officeooo:rsid="00f1e5fd"/>
    </style:style>
    <style:style style:name="T81" style:family="text">
      <style:text-properties officeooo:rsid="0102999c"/>
    </style:style>
    <style:style style:name="T82" style:family="text">
      <style:text-properties officeooo:rsid="0105f975"/>
    </style:style>
    <style:style style:name="T83" style:family="text">
      <style:text-properties officeooo:rsid="0107d071"/>
    </style:style>
    <style:style style:name="T84" style:family="text">
      <style:text-properties officeooo:rsid="010fde23"/>
    </style:style>
    <style:style style:name="T85" style:family="text">
      <style:text-properties officeooo:rsid="0126f95a"/>
    </style:style>
    <style:style style:name="T86" style:family="text">
      <style:text-properties officeooo:rsid="0128149a"/>
    </style:style>
    <style:style style:name="T87" style:family="text">
      <style:text-properties officeooo:rsid="012afb97"/>
    </style:style>
    <style:style style:name="T88" style:family="text">
      <style:text-properties officeooo:rsid="012bca88"/>
    </style:style>
    <style:style style:name="T89" style:family="text">
      <style:text-properties officeooo:rsid="012d0ce5"/>
    </style:style>
    <style:style style:name="T90" style:family="text">
      <style:text-properties officeooo:rsid="01304662"/>
    </style:style>
    <style:style style:name="T91" style:family="text">
      <style:text-properties officeooo:rsid="0130bb3b"/>
    </style:style>
    <style:style style:name="T92" style:family="text">
      <style:text-properties officeooo:rsid="0131b956"/>
    </style:style>
    <style:style style:name="T93" style:family="text">
      <style:text-properties officeooo:rsid="0137ecfc"/>
    </style:style>
    <style:style style:name="T94" style:family="text">
      <style:text-properties officeooo:rsid="013a5a92"/>
    </style:style>
    <style:style style:name="T95" style:family="text">
      <style:text-properties officeooo:rsid="01410279"/>
    </style:style>
    <style:style style:name="T96" style:family="text">
      <style:text-properties officeooo:rsid="0141c49a"/>
    </style:style>
    <style:style style:name="T97" style:family="text">
      <style:text-properties officeooo:rsid="01453cf8"/>
    </style:style>
    <style:style style:name="T98" style:family="text">
      <style:text-properties officeooo:rsid="0147f266"/>
    </style:style>
    <style:style style:name="T99" style:family="text">
      <style:text-properties officeooo:rsid="014a11ac"/>
    </style:style>
    <style:style style:name="T100" style:family="text">
      <style:text-properties officeooo:rsid="014b1f6d"/>
    </style:style>
    <style:style style:name="T101" style:family="text">
      <style:text-properties officeooo:rsid="014b3c10"/>
    </style:style>
    <style:style style:name="T102" style:family="text">
      <style:text-properties officeooo:rsid="014db3c4"/>
    </style:style>
    <style:style style:name="T103" style:family="text">
      <style:text-properties officeooo:rsid="0156186b"/>
    </style:style>
    <style:style style:name="T104" style:family="text">
      <style:text-properties officeooo:rsid="01561f6e"/>
    </style:style>
    <style:style style:name="T105" style:family="text">
      <style:text-properties officeooo:rsid="0159c3c3"/>
    </style:style>
    <style:style style:name="T106" style:family="text">
      <style:text-properties officeooo:rsid="01708dfc"/>
    </style:style>
    <style:style style:name="T107" style:family="text">
      <style:text-properties officeooo:rsid="01730b9b"/>
    </style:style>
    <style:style style:name="T108" style:family="text">
      <style:text-properties officeooo:rsid="0178a38d"/>
    </style:style>
    <style:style style:name="T109" style:family="text">
      <style:text-properties officeooo:rsid="018649e4"/>
    </style:style>
    <style:style style:name="T110" style:family="text">
      <style:text-properties officeooo:rsid="01886b57"/>
    </style:style>
    <style:style style:name="T111" style:family="text">
      <style:text-properties officeooo:rsid="018c35e9"/>
    </style:style>
    <style:style style:name="T112" style:family="text">
      <style:text-properties officeooo:rsid="018e3ab7"/>
    </style:style>
    <style:style style:name="T113" style:family="text">
      <style:text-properties officeooo:rsid="018fc98e"/>
    </style:style>
    <style:style style:name="T114" style:family="text">
      <style:text-properties officeooo:rsid="01916148"/>
    </style:style>
    <style:style style:name="T115" style:family="text">
      <style:text-properties officeooo:rsid="01916819"/>
    </style:style>
    <style:style style:name="T116" style:family="text">
      <style:text-properties officeooo:rsid="0194e643"/>
    </style:style>
    <style:style style:name="T117" style:family="text">
      <style:text-properties officeooo:rsid="01a3cd81"/>
    </style:style>
    <style:style style:name="T118" style:family="text">
      <style:text-properties officeooo:rsid="01e8c5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秘鲁共产党文集</text:h>
      <text:h text:style-name="P83"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80"/>
      <text:p text:style-name="P81">全世界无产者编辑</text:p>
      <text:p text:style-name="Standard"><text:soft-page-break/></text:p>
      <text:p text:style-name="Standard"/>
      <text:p text:style-name="Standard"/>
      <text:p text:style-name="Standard"/>
      <text:h text:style-name="P84" text:outline-level="1">全世界被压迫民族、被压迫人民联合起来！</text:h>
      <text:h text:style-name="P84" text:outline-level="1">全世界无产者联合起来！</text:h>
      <text:h text:style-name="P84"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85" text:outline-level="1"><text:soft-page-break/>目录</text:h>
      <text:p text:style-name="P3">——————————</text:p>
      <text:p text:style-name="P6">　　1968<text:a xlink:type="simple" xlink:href="#2.1968 - 了解马里亚特吉|outline" text:style-name="Internet_20_link" text:visited-style-name="Visited_20_Internet_20_Link"><text:span text:style-name="T29">- 了解马里亚特吉</text:span></text:a></text:p>
      <text:p text:style-name="P6">　　1970<text:a xlink:type="simple" xlink:href="#3.1970 年 - 拉丁美洲：人民战争的伟大胜利和辉煌前景|outline" text:style-name="Internet_20_link" text:visited-style-name="Visited_20_Internet_20_Link"><text:span text:style-name="T29">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90"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86" text:outline-level="1" text:is-list-header="true"><text:a xlink:type="simple" xlink:href="#2.目录|outline" text:style-name="Internet_20_link" text:visited-style-name="Visited_20_Internet_20_Link"><text:span text:style-name="T29">1968</text:span><text:span text:style-name="T30">年 </text:span><text:span text:style-name="T29">-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91"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91"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2">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3">的</text:span>高度。</text:p>
      <text:p text:style-name="P3"/>
      <text:h text:style-name="P91"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4">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6">。</text:span>这点马里亚特吉理解得很透彻，按照马克思主义者的分析，马里亚特吉是CGTP的创始人。</text:p>
      <text:p text:style-name="P3"/>
      <text:h text:style-name="P91"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91"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91"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5">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91"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7">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91"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8">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91"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6">。</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91"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91"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87" text:outline-level="1"><text:a xlink:type="simple" xlink:href="#2.目录|outline" text:style-name="Internet_20_link" text:visited-style-name="Visited_20_Internet_20_Link"><text:span text:style-name="T29">1970年 - 拉丁美洲：人民战争的伟大胜利和辉煌前景</text:span></text:a></text:h>
      <text:p text:style-name="P79">　　<text:span text:style-name="T1">Bandera Roja 第42号，1970年5月</text:span></text:p>
      <text:p text:style-name="P3"/>
      <text:h text:style-name="P93" text:outline-level="3">☆毛主席语录☆</text:h>
      <text:h text:style-name="P94" text:outline-level="3">　　<text:span text:style-name="T22">“</text:span><text:span text:style-name="Emphasis"><text:span text:style-name="T22">革命战争是群众的战争</text:span></text:span><text:span text:style-name="T22">，</text:span><text:span text:style-name="Emphasis"><text:span text:style-name="T22">只有</text:span></text:span><text:span text:style-name="T22">动员</text:span><text:span text:style-name="Emphasis"><text:span text:style-name="T22">群众才能</text:span></text:span><text:span text:style-name="T22">进行战争，</text:span><text:span text:style-name="Emphasis"><text:span text:style-name="T22">只有</text:span></text:span><text:span text:style-name="T22">依靠</text:span><text:span text:style-name="Emphasis"><text:span text:style-name="T22">群众才能</text:span></text:span><text:span text:style-name="T22">进行战争。”</text:span></text:h>
      <text:p text:style-name="P3"/>
      <text:h text:style-name="P95" text:outline-level="3">　　<text:span text:style-name="T21">“</text:span><text:span text:style-name="Emphasis"><text:span text:style-name="T22">我们的原则是党指挥枪</text:span></text:span><text:span text:style-name="T22">，而决不容许</text:span><text:span text:style-name="Emphasis"><text:span text:style-name="T22">枪指挥党</text:span></text:span><text:span text:style-name="T22">。</text:span><text:span text:style-name="T21">”</text:span></text:h>
      <text:p text:style-name="P3"/>
      <text:p text:style-name="P10">　　世界政局进入新纪元：毛泽东思想（今<text:span text:style-name="T19">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90"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90"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72">　　苏修社会帝国主义者和其他修正主义者，摆出他们的奸诈反革命面孔，作为<text:span text:style-name="T116">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毛主义）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8">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3">在</text:span>警察<text:span text:style-name="T23">的</text:span>“感谢”<text:span text:style-name="T23">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6">。</text:span></text:p>
      <text:p text:style-name="P3"/>
      <text:p text:style-name="P14">　　小资产阶级第三位置主义<text:span text:style-name="T25">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4">“</text:span>focos<text:span text:style-name="T24">”</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2">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51">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3">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6">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4">[</text:span>今天的毛主义<text:span text:style-name="T34">]</text:span>的道路。</text:p>
      <text:p text:style-name="P3"/>
      <text:p text:style-name="P16">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5">的</text:span>战争、人民<text:span text:style-name="T35">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7">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94" text:outline-level="3">　　<text:span text:style-name="T20">人民战争胜利万岁！</text:span></text:h>
      <text:p text:style-name="P3"/>
      <text:h text:style-name="P94" text:outline-level="3">　　<text:span text:style-name="T20">马列主义、毛泽东思想万岁！</text:span></text:h>
      <text:p text:style-name="P3"/>
      <text:h text:style-name="P94" text:outline-level="3">　　<text:span text:style-name="T20">打倒小资产阶级军国主义！</text:span></text:h>
      <text:p text:style-name="P3">——————————</text:p>
      <text:p text:style-name="P3"><text:soft-page-break/></text:p>
      <text:p text:style-name="P3">——————————</text:p>
      <text:p text:style-name="P3"/>
      <text:p text:style-name="P3"/>
      <text:h text:style-name="P89" text:outline-level="1">1973年 - 马克思主义、马里亚特吉和妇女运动</text:h>
      <text:p text:style-name="P49"><text:span text:style-name="T37">　　</text:span><text:span text:style-name="T36">秘鲁共产党</text:span><text:span text:style-name="T39"> – 中央委员会 - 原作者</text:span><text:span text:style-name="T40">为Catalina Adrianzen。她于20世纪70年代在秘鲁安第斯中部城市华曼加创立并领导了人民妇女运动。在整个20世纪70年代，Adrianzen 领导了该党在妇女中的工作。</text:span><text:span text:style-name="T41">在秘鲁共产党发动了秘鲁</text:span><text:span text:style-name="T42">的持久人民战争</text:span><text:span text:style-name="T41">之后，Adrianzen 在库斯科地区指挥了武装部队。</text:span><text:span text:style-name="T43">1982</text:span><text:span text:style-name="T41">年，她因涉嫌对一家农业合作社发动纵火袭击而被捕。她在监狱中遭受酷刑，这给她留下了情感创伤，导致她在精神病院被关押了数年。后来她离开秘鲁，流亡瑞典定居，并在那里读大学。</text:span><text:span text:style-name="T39"> - 1975年4月</text:span></text:p>
      <text:p text:style-name="P3"/>
      <text:h text:style-name="P92" text:outline-level="2">目录</text:h>
      <text:h text:style-name="P96" text:outline-level="3">一、妇女问题与马克思主义</text:h>
      <text:h text:style-name="P98" text:outline-level="4">1.女性“自然缺陷”论</text:h>
      <text:h text:style-name="P98" text:outline-level="4">2.资本主义的发展与妇女运动</text:h>
      <text:h text:style-name="P98" text:outline-level="4">3.马克思主义与妇女解放</text:h>
      <text:h text:style-name="P97" text:outline-level="3">二<text:span text:style-name="T44">、</text:span>马里亚特吉和妇女问题</text:h>
      <text:h text:style-name="P98" text:outline-level="4">1. 妇女状况</text:h>
      <text:h text:style-name="P98" text:outline-level="4">2.妇女斗争的历史背景</text:h>
      <text:h text:style-name="P98" text:outline-level="4">3.妇女运动</text:h>
      <text:h text:style-name="P98" text:outline-level="4">4.妇女解放</text:h>
      <text:h text:style-name="P96" text:outline-level="3">三<text:span text:style-name="T44">、</text:span>在马里亚特吉之后发展妇女运动</text:h>
      <text:h text:style-name="P98" text:outline-level="4">1.当前的马里亚特吉相关</text:h>
      <text:h text:style-name="P98" text:outline-level="4">2. 重上马里亚特吉之路</text:h>
      <text:h text:style-name="P90"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oft-page-break/><text:span text:style-name="T38">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7">“女人和男人一样，都是反动派、中间派或革命派，因此她们不可能在同一场战斗中并肩作战。在当今的人类全景中，阶级比性别更能区分个体。</text:span><text:span text:style-name="T48">”</text:span>这样，从一开始，科学地理解妇女问题的需要无疑就要求我们从工人阶级的马克思主义者概念出发<text:span text:style-name="T44">。</text:span></text:p>
      <text:p text:style-name="P3"/>
      <text:h text:style-name="P96" text:outline-level="3"><text:span text:style-name="T52">1</text:span>、女性“自然缺陷”论</text:h>
      <text:p text:style-name="P18"><text:span text:style-name="T38">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8">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5">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4">之</text:span>下，她自己没有权威。”</text:p>
      <text:p text:style-name="P3"/>
      <text:p text:style-name="P20"><text:span text:style-name="T38">　　</text:span>随着资本主义的发展，对女性状况的理解并没有太大进展，因为孔多塞指出了它的社会根源，他说：“有人说，女性……缺乏正义感，她们服从自己的感受而不是<text:span text:style-name="T62">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9">第</text:span>23章所认可的古老论点：“上帝和大自然赋予了女性各种家务，这些家务完善和补充了委托给男性的难事。”</text:p>
      <text:p text:style-name="P3"/>
      <text:p text:style-name="P21"><text:span text:style-name="T38">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8">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96" text:outline-level="3"><text:soft-page-break/><text:span text:style-name="T52">2</text:span>、资本主义的发展与妇女运动</text:h>
      <text:p text:style-name="P21"><text:span text:style-name="T38">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8">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8">《</text:span><text:span text:style-name="T57">女权</text:span><text:span text:style-name="Emphasis"><text:span text:style-name="T57">宣言</text:span></text:span><text:span text:style-name="Emphasis"><text:span text:style-name="T58">》</text:span></text:span>，并创办了像“Thé Impatient”这样的报纸来要求改善她们的状况。在革命进程的发展过程中，妇女赢得了对长子权的压制和对男性特权的废除，并获得了与男性平等的继承权和离婚权。<text:span text:style-name="T60">她</text:span>们的战士参与带来了一些成果。</text:p>
      <text:p text:style-name="P3"/>
      <text:p text:style-name="P23"><text:span text:style-name="T38">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8">　　</text:span>这场资产阶级革命也表明，关于妇女的观念如何遵循与政治过程相似的过程；一旦革命高潮被打击和停止，关于妇女的反动思想就会重新出现<text:span text:style-name="T50">。</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6">子女、</text:span><text:span text:style-name="Emphasis"><text:span text:style-name="T56">厨房</text:span></text:span><text:span text:style-name="T56">、</text:span><text:span text:style-name="Emphasis"><text:span text:style-name="T56">教堂</text:span></text:span>”为导向，这是希特勒在本世纪赞同的口号。</text:p>
      <text:p text:style-name="P3"/>
      <text:p text:style-name="P25"><text:span text:style-name="T38">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8">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8">　　</text:span>在整个19世纪，随着她们越来越多地融入生产过程，妇女继续为自己要求加入工人工会和无产阶级革命运动而进行斗争。这种参与的一个例子是<text:span text:style-name="T9">路易丝</text:span><text:span text:style-name="T12">·</text:span><text:span text:style-name="T9">米歇尔</text:span>，她是1871年巴黎公社的一名战士。但妇女运动总体上将自己定位于选举权，争取妇女投票权的斗争，以追求一种错误的想法，即在获得投票和议会立场<text:span text:style-name="T53">后</text:span>，<text:span text:style-name="T60">她</text:span>们的权利将得到尊重；这样，女权主义行动就被引向了议会痴呆症。然而，值得记住的<text:soft-page-break/>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8">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60">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96" text:outline-level="3"><text:span text:style-name="T54">3</text:span>、马克思主义与妇女解放</text:h>
      <text:p text:style-name="P29">　　马克思主义，工人阶级的意识形态，将人类视为一个社会关系<text:span text:style-name="T54">的集合</text:span>，随着社会进程的变化而变化。因此，马克思主义是绝对反对“人性”是社会条件框架之外永恒不变的现实的论点；这<text:span text:style-name="T63">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61">弗</text:span>·恩格斯的《家庭、私有制和国家的起源》，他指出父权取代母权是妇女屈服的开始，他写道：</text:p>
      <text:p text:style-name="P3"/>
      <text:p text:style-name="P31">　　<text:span text:style-name="T66">“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7">她</text:span><text:span text:style-name="T66">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1">女性的具有世界历史意义的失败。</text:span><text:span text:style-name="T66">丈夫在家中也学握了权柄，而妻子则被贬低，被奴役，变成丈夫淫欲的奴隶，变成生孩子的简单工具了。”</text:span>（下划线是我们要注意的。）</text:p>
      <text:p text:style-name="P3"/>
      <text:p text:style-name="P32"><text:soft-page-break/>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5">。</text:span></text:p>
      <text:p text:style-name="P3"/>
      <text:p text:style-name="P33">　　发展这个唯物主义辩证法的出发点，恩格斯教导了如何在此基础上建立一夫一妻制的家庭，关于这一点，他说：<text:span text:style-name="T45">“一夫一妻制是不以自然条件为基础，</text:span><text:span text:style-name="T65">而以经济条件为基础，即以私有制对原始的自然长成的公有制的胜利为基础的第一个家庭形式。</text:span><text:span text:style-name="T45">”</text:span>并且：<text:span text:style-name="T45">“可见，</text:span><text:span text:style-name="T65">个体婚制</text:span><text:span text:style-name="T45">在历史上决不是作为男女之间的和好而出现的，更不是作为这种和好的最高形式而出现的。恰好相反。</text:span><text:span text:style-name="T65">它是作为女性被男性所奴役</text:span><text:span text:style-name="T45">，作为整个史前时代所未有的两性冲突的宣告而出现的。”</text:span><text:span text:style-name="T47">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5">“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8">她</text:span>们的监护人的权力下，无论是父亲、丈夫、丈夫的继承人还是国家，<text:span text:style-name="T68">她</text:span>们的生活都在持续的监护下度过。她们得到了嫁妆，这样她们就有饭吃，不会挨饿，在某些情况下，她们还可以离婚；对于其他人来说，在专门当局的控制下，<text:span text:style-name="T69">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4">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text:soft-page-break/>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2">·</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70">、</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3">地</text:span>贬低妇女的态度，他们认为妇女低人一等，是男人的仆人和罪恶的根源。对于已经说过的话，让我们加上天主教会<text:span text:style-name="T45">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text:soft-page-break/></text:p>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4">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2">·</text:span><text:span text:style-name="T9">德</text:span><text:span text:style-name="T12">·</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5">在过去被</text:span>统治并<text:span text:style-name="T75">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text:soft-page-break/>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7">没有肌肉力</text:span>或身体发育不成熟而四肢比较灵活的工人的手段。因此，<text:span text:style-name="T47">资本主义</text:span>使用机器的第一个口号是<text:span text:style-name="T47">妇女劳动和儿童劳动！</text:span>这样一来，这种代替劳动和工人的有力手段，就立即变成了这样一种手段，它使工人家庭全体成员不分男女老少都受资本的直接统治，从而使<text:span text:style-name="T47">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6">441</text:span>页。《马克思恩格斯全集》第一版，<text:span text:style-name="T45">1956-1983</text:span>年。粗体字为原文斜体字。在西班牙文版转为网页版过程中，粗体字已丢失。西班牙语原文引自<text:span text:style-name="T78">《资本论》</text:span>第一卷，第 394-395 页。经济文化基金，1966。）</text:p>
      <text:p text:style-name="P3"/>
      <text:p text:style-name="P47">　　继续他精湛的分析，马克思自己向我们描述了资本主义是如何利用女性的美德和义务来谋取利益的：<text:span text:style-name="T77">“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6">441-</text:span><text:span text:style-name="T79">442</text:span>页。《马克思恩格斯全集》第一版，<text:span text:style-name="T45">1956-1983</text:span>年。此注释文本参考资料为<text:span text:style-name="T78">：《十小时工厂法案。艾释黎勋爵</text:span><text:span text:style-name="T79">3</text:span><text:span text:style-name="T78">月</text:span><text:span text:style-name="T79">15</text:span><text:span text:style-name="T78">日的演说》</text:span><text:span text:style-name="T79">1844</text:span><text:span text:style-name="T78">年伦敦版</text:span><text:span text:style-name="T79">，</text:span><text:span text:style-name="T78">第</text:span><text:span text:style-name="T79">20</text:span><text:span text:style-name="T78">页</text:span><text:span text:style-name="T79">。</text:span><text:span text:style-name="T78">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80">，下划线丢失</text:span>。）显然，资本主义以其自身的未来利益为未来的妇女解放奠定了基础，同时也创造了将在其发展过程中摧毁它的阶级：无产阶级。</text:p>
      <text:p text:style-name="P3"/>
      <text:p text:style-name="P50"><text:soft-page-break/>　　另一方面，她们的经济参与和阶级斗争的发展又推动了<text:span text:style-name="T47">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2">·</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81">32卷，第571页</text:span>，18<text:span text:style-name="T81">6</text:span>8年。）对于列宁来说，妇女的参与对革命更为紧迫和重要：“从一切解放运动的经验中可以看到，革命的成败取决于妇女参加解放运动的程度。” （《在全俄女工第一次代表大会上的讲话》，《列宁全集》第<text:span text:style-name="T82">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3">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4">1949-1976年的</text:span>）中国宣称的那样，遵循毛泽东的论点：“<text:span text:style-name="Emphasis"><text:span text:style-name="T56">真正的男女平等</text:span></text:span><text:span text:style-name="T56">，</text:span><text:span text:style-name="Emphasis"><text:span text:style-name="T56">只有在整个社会的社会主义改造过程中才能实现</text:span></text:span><text:span text:style-name="T56">。</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7">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text:soft-page-break/>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5">“</text:span><text:span text:style-name="Emphasis"><text:span text:style-name="T59">真正的男女平等，只有在整个社会的社会主义改造过程中才能实现</text:span></text:span><text:span text:style-name="T59">。</text:span><text:span text:style-name="T45">”</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5">（《</text:span>论苏维埃共和国女工运动的任务<text:span text:style-name="T85">》，《列宁全集》第37卷</text:span><text:span text:style-name="T87">，第189页</text:span><text:span text:style-name="T85">，</text:span>1919年9月23日<text:span text:style-name="T86">。</text:span><text:span text:style-name="T85">）</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8">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9">（《伟大的创举》，《列宁全集》第37卷，第21页，</text:span>1919年6月28日<text:span text:style-name="T89">。）</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90">上，第21页</text:span><text:span text:style-name="T92">，</text:span><text:span text:style-name="T91">原文中</text:span><text:span text:style-name="T92">有</text:span><text:span text:style-name="T91">斜体下划线</text:span><text:span text:style-name="T92">。</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3">38卷，第204页，</text:span>1920年3月4日。）</text:p>
      <text:p text:style-name="P3"/>
      <text:p text:style-name="P62"><text:soft-page-break/>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5">《</text:span>论苏维埃共和国女工运动的任务<text:span text:style-name="T85">》</text:span>，第<text:span text:style-name="T94">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90"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5">（西班牙语《马里亚特吉全集》第14卷。）</text:span>和《女权主义要求》<text:span text:style-name="T95">（</text:span><text:a xlink:type="simple" xlink:href="https://thetricontinental.org/wp-content/uploads/2020/06/Mariategui-LW-en.pdf" text:style-name="Internet_20_link" text:visited-style-name="Visited_20_Internet_20_Link"><text:span text:style-name="T95">《马里亚特吉选集》</text:span><text:span text:style-name="T96">，第74-80页。</text:span></text:a><text:span text:style-name="T95">）</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7">；</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3">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text:soft-page-break/>利马国立女子学校才在利马开办；到那时<text:span text:style-name="T104">前</text:span>，首都还没有这样的学校。值得一提的是，上世纪末，一些女教育家对女性教育感到担忧，提出革新：要求克服“教育<text:span text:style-name="T98">她</text:span>们只是为了结婚，这让人认为这是<text:span text:style-name="T98">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9">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7">捍卫秘鲁妇女权利</text:span>的行动”；在这场伟大的斗争中，妇女在25日的会议上面对警察，在克服警察的血腥镇压后，她们宣布了以下结论：</text:p>
      <text:p text:style-name="P3"/>
      <text:p text:style-name="P64">　　“<text:span text:style-name="T65">利马</text:span><text:span text:style-name="T64">、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100">《秘鲁社会史马克思主义解释笔记》</text:span>第一卷，1947年<text:span text:style-name="T100">，利马</text:span>。丢失<text:span text:style-name="T101">的</text:span>下划线<text:span text:style-name="T101">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70">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2">“</text:span>女性的劳动。<text:span text:style-name="T65">真</text:span><text:span text:style-name="T64">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text:soft-page-break/>工厂妇女以与男子相同的权利和义务参加和组织。除此之外，我们还有一些业余爱好者的女权主义，有点迂腐，有点世俗。对于这类女权主义者来说，女权主义只是一种文学运动，只是一种时尚运动。<text:span text:style-name="T102">”</text:span>（<text:a xlink:type="simple" xlink:href="https://thetricontinental.org/wp-content/uploads/2020/06/Mariategui-LW-en.pdf" text:style-name="Internet_20_link" text:visited-style-name="Visited_20_Internet_20_Link">《女权主义要求》</text:a>；丢失<text:span text:style-name="T101">的</text:span>下划线<text:span text:style-name="T101">是重点</text:span>。）</text:p>
      <text:p text:style-name="P3"/>
      <text:p text:style-name="P65">　　正是在这个基础上，马里亚特吉阐述了秘鲁无产阶级在妇女问题上的立场，为任何想从马克思主义观点发展<text:span text:style-name="T105">它</text:span>的人确立了在这一问题上的总路线。让我们从这个立场来看看基本问题：</text:p>
      <text:p text:style-name="P3"/>
      <text:h text:style-name="P96" text:outline-level="3"><text:span text:style-name="T71">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6">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1">　　马里亚特吉发展了女性状况的社会根源论点，阐述了拉丁女性和撒克逊女性之间的差异，确立了封建背景与气质之间的因果关系以及每个女性的差异：“<text:span text:style-name="T47">拉丁女性生活得更谨慎，激情更少。她没有那种追求真理的冲动。尤其是西班牙妇女非常谨慎和务实。</text:span><text:span text:style-name="T45">”</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70">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5">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6">”</text:span>（反帝国主义观点。）</text:p>
      <text:p text:style-name="P3"><text:soft-page-break/></text:p>
      <text:p text:style-name="P37">　　因此，将我们社会中的女性状况典型化为对女性的农奴制，作为其根源的半封建和半殖民地背景得以确立，抛弃了所谓的“女性自然缺陷<text:span text:style-name="T107">论</text:span>”所支撑的所有解释</text:p>
      <text:p text:style-name="P3"/>
      <text:p text:style-name="P6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8">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9">《</text:span>秘鲁工人总联合会 [CGTP] 致该国工人阶级的宣言<text:span text:style-name="T109">》</text:span>妇女问题一节；在马里亚特吉的领导下编辑的文件<text:span text:style-name="T109">，西班牙语《意识形态和政治》，第</text:span><text:span text:style-name="T110">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8">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96" text:outline-level="3"><text:span text:style-name="T71">2</text:span>、妇女斗争的历史背景</text:h>
      <text:p text:style-name="P69">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11">，</text:span><text:span text:style-name="T112">第</text:span><text:span text:style-name="T111">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3">。</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text:soft-page-break/>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4">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96"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text:span text:style-name="T47">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73">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3"/>
      <text:p text:style-name="P78">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text:span text:style-name="T47">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text:soft-page-break/></text:p>
      <text:p text:style-name="P74">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11">全集</text:span>》第 16 卷，第<text:span text:style-name="T117">197页。</text:span></text:a>）</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text:span text:style-name="T47">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丢失的下划线是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96" text:outline-level="3"><text:span text:style-name="T71">4</text:span>、妇女解放</text:h>
      <text:p text:style-name="P37">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text:soft-page-break/>国伟大的无产阶级思想家说：“妇女运动似乎与革命运动紧密相关；”并且虽然诞生于自由主义，但只有革命才能实现女权主义：</text:p>
      <text:p text:style-name="P3"/>
      <text:p text:style-name="P75">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76">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3"/>
      <text:p text:style-name="P37">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3"/>
      <text:p text:style-name="P37">　　到目前为止，我们已经介绍和阐述了马里亚特吉关于妇女问题的思想中心论点，在其中，我们使用了大量的引文，原因与我们在处理马克思主义在这个问题上的立场时的原因相同。</text:p>
      <text:p text:style-name="P3"/>
      <text:h text:style-name="P90" text:outline-level="2">三、在马里亚特吉之后发展妇女运动</text:h>
      <text:h text:style-name="P96"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77">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9">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text:soft-page-break/>归功于高贵而柔弱的人的努力，天主教女性只有通过男性的积极行动才能获得解放”和“在思想之战中，没有比爱更强大的盟友了。”</text:p>
      <text:p text:style-name="P3"/>
      <text:p text:style-name="P100">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101">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3"/>
      <text:p text:style-name="P102">　　如果说在Basadre那里，统治阶级向我们讲述其本质是爱的“女性本质”，那么他们在1940年也通过 Carlos Miro Quesada Laos 表达了自己的看法，如下所示：</text:p>
      <text:p text:style-name="P3"/>
      <text:p text:style-name="P104">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112">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义词……<text:span text:style-name="T9">以及（谢天谢地！）</text:span></text:p>
      <text:p text:style-name="P3"/>
      <text:p text:style-name="P103">　　d) 女人与男人平等，她不能通过声称自己的女性状况而与政治保持分离......爱情，作为社会变革的起点，应该成为青年（男人和女人）努力建设一个没有压迫或不公正的平等世界的动力。”</text:p>
      <text:p text:style-name="P3"/>
      <text:p text:style-name="P105">　　在出版故事《El Panetón del Desocupado》时，这个圣诞故事轻而易举地传播了“女人的慷慨”和“男人的自私”，是“女性本质”的奸诈版本：“后来两个鬼魂变成了沉默，各怀心思。女人在她的过<text:soft-page-break/>去，男人在他的未来。女人在想必须做的事，男人在想为他做的事。一个慷慨，一个自私，总是被束缚他们的额头上，总是在他们的良心深处挣扎。” （《<text:span text:style-name="T45">M</text:span><text:span text:style-name="T46">UJER</text:span>》杂志第1期和第2期；虽然没有日期，但它们是在1960年代印刷的）。显然，<text:span text:style-name="T45">M</text:span><text:span text:style-name="T46">UJER</text:span>的思想，尽管有着明显的马克思主义者和革命姿态，却巧妙地暴露了资产阶级背景，绝没有表达无产阶级在妇女问题上的立场。</text:p>
      <text:p text:style-name="P3"/>
      <text:p text:style-name="P106">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18">UJER</text:span>》杂志的立场，在马克思主义者的色彩下，尽管它被作为革命性的和为妇女解放服务的杂志呈现给我们。</text:p>
      <text:p text:style-name="P3"/>
      <text:p text:style-name="P10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的思想。</text:p>
      <text:p text:style-name="P3"/>
      <text:h text:style-name="P96"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108">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3"/>
      <text:p text:style-name="P109">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9">问题在于确立两条相反的路线</text:span>，并在每条<text:span text:style-name="T9">路线</text:span>内确定<text:span text:style-name="T9">路线</text:span>的变化和细微差别；确定每条路线的指挥位置，并根据每条路线所代表的阶级，赋予每条斗争路线以革命或反革命的性质。</text:p>
      <text:p text:style-name="P3"/>
      <text:p text:style-name="P110">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37"/>
      <text:h text:style-name="P99" text:outline-level="4"><text:soft-page-break/>　　1.坚持马里亚特吉思想；</text:h>
      <text:h text:style-name="P99"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3">——————————</text:p>
      <text:p text:style-name="P3"/>
      <text:p text:style-name="P3">——————————</text:p>
      <text:h text:style-name="P88" text:outline-level="1"/>
      <text:h text:style-name="P87" text:outline-level="1">1974<text:span text:style-name="T72">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70"><text:soft-page-break/>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70">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text:soft-page-break/>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text:soft-page-break/>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70">后一条道路是在秘鲁采取的道路。正如我们所见，在本世纪的第二个十年，扬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text:soft-page-break/>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text:soft-page-break/>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text:soft-page-break/>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text:soft-page-break/>关的事件超越了所有限制。它的舞台是五大洲”； “无产阶级专政，顾名思主义，不是党的专政，而是工人阶级的专政”； “马列主义是帝国主义阶段的革命方法”。</text:p>
      <text:p text:style-name="P3"/>
      <text:p text:style-name="P70">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70">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text:soft-page-break/>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text:soft-page-break/>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70">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text:soft-page-break/></text:p>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text:soft-page-break/>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text:soft-page-break/>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text:soft-page-break/>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text:soft-page-break/>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text:soft-page-break/>“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text:soft-page-break/></text:p>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text:soft-page-break/>“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text:soft-page-break/>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text:soft-page-break/></text:p>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text:soft-page-break/>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text:soft-page-break/></text:p>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text:soft-page-break/>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text:soft-page-break/>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text:soft-page-break/>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text:soft-page-break/>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text:soft-page-break/></text:p>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text:soft-page-break/>“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text:soft-page-break/>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text:soft-page-break/>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text:soft-page-break/></text:p>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text:soft-page-break/>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text:soft-page-break/>“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text:soft-page-break/>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text:soft-page-break/>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text:soft-page-break/>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text:soft-page-break/>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text:soft-page-break/>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70">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text:soft-page-break/>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text:soft-page-break/>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text:soft-page-break/></text:p>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text:soft-page-break/>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text:soft-page-break/>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70">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text:soft-page-break/></text:p>
      <text:p text:style-name="P70">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text:soft-page-break/></text:p>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text:soft-page-break/>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text:soft-page-break/></text:p>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70">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text:soft-page-break/>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70">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text:soft-page-break/>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text:soft-page-break/>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70">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text:soft-page-break/>“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text:soft-page-break/></text:p>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text:soft-page-break/></text:p>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text:soft-page-break/>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text:soft-page-break/>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text:soft-page-break/>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text:soft-page-break/>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text:soft-page-break/>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text:soft-page-break/></text:p>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text:soft-page-break/>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text:soft-page-break/>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text:soft-page-break/></text:p>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text:soft-page-break/>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text:soft-page-break/>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text:soft-page-break/>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text:soft-page-break/>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70">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text:soft-page-break/></text:p>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text:soft-page-break/>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text:soft-page-break/>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text:soft-page-break/>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text:soft-page-break/>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text:soft-page-break/></text:p>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text:soft-page-break/>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text:soft-page-break/>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text:soft-page-break/>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text:soft-page-break/></text:p>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text:soft-page-break/></text:p>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text:soft-page-break/></text:p>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text:soft-page-break/>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text:soft-page-break/>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text:soft-page-break/>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text:soft-page-break/>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text:soft-page-break/>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text:soft-page-break/></text:p>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soft-page-break/>——————————</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text:soft-page-break/></text:p>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text:soft-page-break/>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text:soft-page-break/></text:p>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text:soft-page-break/>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text:soft-page-break/>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text:soft-page-break/>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70">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text:soft-page-break/>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70">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text:soft-page-break/>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70">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text:soft-page-break/>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70">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text:soft-page-break/>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text:soft-page-break/></text:p>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text:soft-page-break/>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text:soft-page-break/></text:p>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text:soft-page-break/></text:p>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text:soft-page-break/></text:p>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70">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text:soft-page-break/></text:p>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text:soft-page-break/>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text:soft-page-break/></text:p>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70">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text:soft-page-break/></text:p>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text:soft-page-break/></text:p>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text:soft-page-break/></text:p>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text:soft-page-break/>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70">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70">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text:soft-page-break/>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text:soft-page-break/>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text:soft-page-break/>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70">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70">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text:soft-page-break/>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text:soft-page-break/>(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text:soft-page-break/>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text:soft-page-break/>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text:soft-page-break/>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text:soft-page-break/></text:p>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text:soft-page-break/>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text:soft-page-break/>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text:soft-page-break/></text:p>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70">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text:soft-page-break/>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text:soft-page-break/>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text:soft-page-break/>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text:soft-page-break/>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text:soft-page-break/>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text:soft-page-break/>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text:soft-page-break/>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soft-page-break/>——————————</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text:soft-page-break/>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text:soft-page-break/>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text:soft-page-break/>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text:soft-page-break/>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text:soft-page-break/></text:p>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text:soft-page-break/>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text:soft-page-break/>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text:soft-page-break/></text:p>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text:soft-page-break/></text:p>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70"><text:soft-page-break/>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text:soft-page-break/>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text:soft-page-break/>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text:soft-page-break/>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text:soft-page-break/>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text:soft-page-break/>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text:soft-page-break/></text:p>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text:soft-page-break/>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text:soft-page-break/>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text:soft-page-break/>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text:soft-page-break/>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text:soft-page-break/></text:p>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text:soft-page-break/></text:p>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text:soft-page-break/></text:p>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text:soft-page-break/></text:p>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text:soft-page-break/>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text:soft-page-break/>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text:soft-page-break/>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text:soft-page-break/></text:p>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text:soft-page-break/></text:p>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text:soft-page-break/>“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text:soft-page-break/></text:p>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text:soft-page-break/></text:p>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text:soft-page-break/>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text:soft-page-break/>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text:soft-page-break/>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text:soft-page-break/>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text:soft-page-break/>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33</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9T02:05:34.213147277</dc:date>
    <meta:editing-duration>P1DT12H8M21S</meta:editing-duration>
    <meta:editing-cycles>470</meta:editing-cycles>
    <meta:generator>LibreOffice/7.5.1.2$Linux_X86_64 LibreOffice_project/fcbaee479e84c6cd81291587d2ee68cba099e129</meta:generator>
    <meta:document-statistic meta:table-count="0" meta:image-count="2" meta:object-count="1" meta:page-count="205" meta:paragraph-count="2322" meta:word-count="276024" meta:character-count="287371" meta:non-whitespace-character-count="285493"/>
  </office:meta>
</office:document-meta>
</file>

<file path=Object 1/content.xml><?xml version="1.0" encoding="utf-8"?>
<math xmlns="http://www.w3.org/1998/Math/MathML" display="block">
  <semantics>
    <mfrac>
      <mn>8</mn>
      <mn>27</mn>
    </mfrac>
    <annotation encoding="StarMath 5.0">{8} over {27} </annotation>
  </semantics>
</math>
</file>